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09pt"/>
    </style:style>
    <style:style style:name="co4" style:family="table-column">
      <style:table-column-properties fo:break-before="auto" style:column-width="94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oute_number</text:p>
          </table:table-cell>
          <table:table-cell office:value-type="string" calcext:value-type="string">
            <text:p>route_name</text:p>
          </table:table-cell>
          <table:table-cell office:value-type="string" calcext:value-type="string">
            <text:p>route_frequency</text:p>
          </table:table-cell>
          <table:table-cell office:value-type="string" calcext:value-type="string">
            <text:p>route_dir</text:p>
          </table:table-cell>
          <table:table-cell office:value-type="string" calcext:value-type="string">
            <text:p>route_stop_t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ute_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-E</text:p>
          </table:table-cell>
          <table:table-cell office:value-type="string" calcext:value-type="string">
            <text:p>Stop_00,Stop_01,Stop_02,Stop_03,Stop_04,Stop_05,Stop_06,Stop_07,Stop_08,Stop_09,Stop_10,Stop_11,Stop_12,Stop_13,Stop_14,Stop_15,Stop_16,Stop_17,Stop_18,Stop_19,Stop_20,Stop_21,Stop_22,Stop_23,Stop_24,Stop_25,Stop_26,Stop_27,Stop_28,Stop_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ute_0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ute_0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te_0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ute_0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ute_0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ute_0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te_0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te_0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te_0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te_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te_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te_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te_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ute_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te_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ute_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ute_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9:40:11.847328858</meta:creation-date>
    <dc:date>2019-08-11T19:57:21.244380804</dc:date>
    <meta:editing-duration>PT17M9S</meta:editing-duration>
    <meta:editing-cycles>2</meta:editing-cycles>
    <meta:generator>LibreOffice/5.1.6.2$Linux_X86_64 LibreOffice_project/10m0$Build-2</meta:generator>
    <meta:document-statistic meta:table-count="1" meta:cell-count="44" meta:object-count="0"/>
  </office:meta>
</office:document-meta>
</file>